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417in" fo:margin-left="-0.0139in" table:align="left"/>
    </style:style>
    <style:style style:name="Table1.A" style:family="table-column">
      <style:table-column-properties style:column-width="0.7813in"/>
    </style:style>
    <style:style style:name="Table1.B" style:family="table-column">
      <style:table-column-properties style:column-width="0.7736in"/>
    </style:style>
    <style:style style:name="Table1.C" style:family="table-column">
      <style:table-column-properties style:column-width="0.6924in"/>
    </style:style>
    <style:style style:name="Table1.D" style:family="table-column">
      <style:table-column-properties style:column-width="0.8479in"/>
    </style:style>
    <style:style style:name="Table1.E" style:family="table-column">
      <style:table-column-properties style:column-width="0.7667in"/>
    </style:style>
    <style:style style:name="Table1.F" style:family="table-column">
      <style:table-column-properties style:column-width="0.5729in"/>
    </style:style>
    <style:style style:name="Table1.G" style:family="table-column">
      <style:table-column-properties style:column-width="0.9674in"/>
    </style:style>
    <style:style style:name="Table1.H" style:family="table-column">
      <style:table-column-properties style:column-width="0.76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I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b5e98" officeooo:paragraph-rsid="001b5e98"/>
    </style:style>
    <style:style style:name="P2" style:family="paragraph" style:parent-style-name="Table_20_Contents">
      <style:text-properties officeooo:rsid="001cb175"/>
    </style:style>
    <style:style style:name="P3" style:family="paragraph" style:parent-style-name="Table_20_Contents">
      <style:text-properties officeooo:rsid="001cb175" officeooo:paragraph-rsid="001cb175"/>
    </style:style>
    <style:style style:name="T1" style:family="text">
      <style:text-properties officeooo:rsid="001b5e98"/>
    </style:style>
    <style:style style:name="T2" style:family="text">
      <style:text-properties fo:font-size="14pt" officeooo:rsid="001b5e98" style:font-size-asian="12.25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row table:style-name="TableLine1450924302096">
          <table:table-cell table:style-name="Table1.A1" office:value-type="string">
            <text:p text:style-name="P1">S.NO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TAMIL</text:p>
          </table:table-cell>
          <table:table-cell table:style-name="Table1.A1" office:value-type="string">
            <text:p text:style-name="P1">ENGLISH</text:p>
          </table:table-cell>
          <table:table-cell table:style-name="Table1.A1" office:value-type="string">
            <text:p text:style-name="P1">MATHS</text:p>
          </table:table-cell>
          <table:table-cell table:style-name="Table1.A1" office:value-type="string">
            <text:p text:style-name="P1">SUM</text:p>
          </table:table-cell>
          <table:table-cell table:style-name="Table1.A1" office:value-type="string">
            <text:p text:style-name="P1">AVERAGE</text:p>
          </table:table-cell>
          <table:table-cell table:style-name="Table1.A1" office:value-type="string">
            <text:p text:style-name="P1">COUNT</text:p>
          </table:table-cell>
          <table:table-cell table:style-name="Table1.I1" office:value-type="string">
            <text:p text:style-name="P1">MAX</text:p>
          </table:table-cell>
        </table:table-row>
        <table:table-row table:style-name="TableLine1450924302096">
          <table:table-cell table:style-name="Table1.A2" office:value-type="string">
            <text:p text:style-name="P1">1.</text:p>
          </table:table-cell>
          <table:table-cell table:style-name="Table1.A2" office:value-type="string">
            <text:p text:style-name="P1">SHREE</text:p>
          </table:table-cell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3">98</text:p>
          </table:table-cell>
          <table:table-cell table:style-name="Table1.A2" office:value-type="string">
            <text:p text:style-name="P3">81</text:p>
          </table:table-cell>
          <table:table-cell table:style-name="Table1.F2" table:formula="ooow:sum &lt;C2:E2&gt;" office:value-type="float" office:value="269">
            <text:p text:style-name="Table_20_Contents">269</text:p>
          </table:table-cell>
          <table:table-cell table:style-name="Table1.F2" table:formula="ooow:mean &lt;C2:E2&gt;" office:value-type="float" office:value="89.6666666666667">
            <text:p text:style-name="Table_20_Contents">89.67</text:p>
          </table:table-cell>
          <table:table-cell table:style-name="Table1.F2" table:formula="ooow:count &lt;C2:E2&gt;" office:value-type="float" office:value="3">
            <text:p text:style-name="Table_20_Contents">3</text:p>
          </table:table-cell>
          <table:table-cell table:style-name="Table1.I2" table:formula="ooow:max &lt;C2:E2&gt;" office:value-type="float" office:value="98">
            <text:p text:style-name="Table_20_Contents">98</text:p>
          </table:table-cell>
        </table:table-row>
        <table:table-row table:style-name="TableLine1450924302096">
          <table:table-cell table:style-name="Table1.A2" office:value-type="string">
            <text:p text:style-name="P1">2.</text:p>
          </table:table-cell>
          <table:table-cell table:style-name="Table1.A2" office:value-type="string">
            <text:p text:style-name="P3">YAMINI</text:p>
          </table:table-cell>
          <table:table-cell table:style-name="Table1.A2" office:value-type="string">
            <text:p text:style-name="P3">95</text:p>
          </table:table-cell>
          <table:table-cell table:style-name="Table1.A2" office:value-type="string">
            <text:p text:style-name="P3">56</text:p>
          </table:table-cell>
          <table:table-cell table:style-name="Table1.A2" office:value-type="string">
            <text:p text:style-name="P3">67</text:p>
          </table:table-cell>
          <table:table-cell table:style-name="Table1.F2" table:formula="ooow:sum &lt;C3:E3&gt;" office:value-type="float" office:value="218">
            <text:p text:style-name="P2">218</text:p>
          </table:table-cell>
          <table:table-cell table:style-name="Table1.F2" table:formula="ooow:mean &lt;C3:E3&gt;" office:value-type="float" office:value="72.6666666666667">
            <text:p text:style-name="Table_20_Contents">72.67</text:p>
          </table:table-cell>
          <table:table-cell table:style-name="Table1.F2" table:formula="ooow:count &lt;C3:E3&gt;" office:value-type="float" office:value="3">
            <text:p text:style-name="Table_20_Contents">3</text:p>
          </table:table-cell>
          <table:table-cell table:style-name="Table1.I2" table:formula="ooow:max &lt;C3:E3&gt;" office:value-type="float" office:value="95">
            <text:p text:style-name="Table_20_Contents">95</text:p>
          </table:table-cell>
        </table:table-row>
        <table:table-row table:style-name="TableLine1450924302096">
          <table:table-cell table:style-name="Table1.A2" office:value-type="string">
            <text:p text:style-name="P1">3.</text:p>
          </table:table-cell>
          <table:table-cell table:style-name="Table1.A2" office:value-type="string">
            <text:p text:style-name="P3">JEY</text:p>
          </table:table-cell>
          <table:table-cell table:style-name="Table1.A2" office:value-type="string">
            <text:p text:style-name="P3">99</text:p>
          </table:table-cell>
          <table:table-cell table:style-name="Table1.A2" office:value-type="string">
            <text:p text:style-name="P3">90</text:p>
          </table:table-cell>
          <table:table-cell table:style-name="Table1.A2" office:value-type="string">
            <text:p text:style-name="P3">55</text:p>
          </table:table-cell>
          <table:table-cell table:style-name="Table1.F2" table:formula="ooow:sum &lt;C4:E4&gt;" office:value-type="float" office:value="244">
            <text:p text:style-name="Table_20_Contents">244</text:p>
          </table:table-cell>
          <table:table-cell table:style-name="Table1.F2" table:formula="ooow:mean &lt;C4:E4&gt;" office:value-type="float" office:value="81.3333333333333">
            <text:p text:style-name="Table_20_Contents">81.33</text:p>
          </table:table-cell>
          <table:table-cell table:style-name="Table1.F2" table:formula="ooow:count &lt;C4:E4&gt;" office:value-type="float" office:value="3">
            <text:p text:style-name="Table_20_Contents">3</text:p>
          </table:table-cell>
          <table:table-cell table:style-name="Table1.I2" table:formula="ooow:max &lt;C4:E4&gt;" office:value-type="float" office:value="99">
            <text:p text:style-name="Table_20_Contents">99</text:p>
          </table:table-cell>
        </table:table-row>
        <table:table-row table:style-name="TableLine1450924302096">
          <table:table-cell table:style-name="Table1.A2" office:value-type="string">
            <text:p text:style-name="P1">4.</text:p>
          </table:table-cell>
          <table:table-cell table:style-name="Table1.A2" office:value-type="string">
            <text:p text:style-name="P3">MADHU</text:p>
          </table:table-cell>
          <table:table-cell table:style-name="Table1.A2" office:value-type="string">
            <text:p text:style-name="P3">92</text:p>
          </table:table-cell>
          <table:table-cell table:style-name="Table1.A2" office:value-type="string">
            <text:p text:style-name="P3">43</text:p>
          </table:table-cell>
          <table:table-cell table:style-name="Table1.A2" office:value-type="string">
            <text:p text:style-name="P3">54</text:p>
          </table:table-cell>
          <table:table-cell table:style-name="Table1.F2" table:formula="ooow:sum &lt;C5:E5&gt;" office:value-type="float" office:value="189">
            <text:p text:style-name="Table_20_Contents">189</text:p>
          </table:table-cell>
          <table:table-cell table:style-name="Table1.F2" table:formula="ooow:mean &lt;C5:E5&gt;" office:value-type="float" office:value="63">
            <text:p text:style-name="Table_20_Contents">63</text:p>
          </table:table-cell>
          <table:table-cell table:style-name="Table1.F2" table:formula="ooow:count &lt;C5:E5&gt;" office:value-type="float" office:value="3">
            <text:p text:style-name="Table_20_Contents">3</text:p>
          </table:table-cell>
          <table:table-cell table:style-name="Table1.I2" table:formula="ooow:max &lt;C5:E5&gt;" office:value-type="float" office:value="92">
            <text:p text:style-name="P1">9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officeooo:rsid="001b5e98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44"/><text:span text:style-name="MT1">STUDENT MARKSHEE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19:35:14.262000000</meta:creation-date>
    <dc:date>2024-01-23T19:57:15.177000000</dc:date>
    <meta:editing-duration>PT1M28S</meta:editing-duration>
    <meta:editing-cycles>1</meta:editing-cycles>
    <meta:document-statistic meta:table-count="1" meta:image-count="0" meta:object-count="0" meta:page-count="1" meta:paragraph-count="46" meta:word-count="47" meta:character-count="196" meta:non-whitespace-character-count="151"/>
    <meta:generator>LibreOffice/7.3.3.2$Windows_X86_64 LibreOffice_project/d1d0ea68f081ee2800a922cac8f79445e4603348</meta:generator>
  </office:meta>
</office:document-meta>
</file>